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817c"/>
    </style:style>
    <style:style style:name="T1" style:family="text">
      <style:text-properties officeooo:rsid="00003d59"/>
    </style:style>
    <style:style style:name="T2" style:family="text">
      <style:text-properties officeooo:rsid="0002817c"/>
    </style:style>
    <style:style style:name="T3" style:family="text">
      <style:text-properties officeooo:rsid="000398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Introdução ao Esposende</text:h>
      <text:p text:style-name="Standard"><text:tab/>Esposende é um sistema para controle de bens patrimonais. Registra informações revelantes sobre cada bem: descrição, foto<text:span text:style-name="T3">s</text:span>, responsável <text:span text:style-name="T3">interno</text:span>, <text:span text:style-name="T3">local, </text:span>origem de aquisição e, se for o caso, o registro de tombamento junto a um sistema externo. O controle patrimonial é feito por processos de inventários, que permitem coletar, junto aos responsáveis, a situação de cada bem sob sua gerência. <text:s/>O sistema gera relatórios que possibilitam o levantamento da situação dos bens e seu arquivamento em formato impresso.</text:p>
      <text:p text:style-name="Standard"/>
      <text:h text:style-name="Heading_20_2" text:outline-level="2">Requisitos Funcionais</text:h>
      <text:p text:style-name="Standard">RF001. Manter Bens Permanentes</text:p>
      <text:p text:style-name="Standard">R<text:span text:style-name="T1">F</text:span>002. Emitir Ficha de Tombamento</text:p>
      <text:p text:style-name="Standard">R<text:span text:style-name="T1">F</text:span>003. Emitir Relação Inventário Por Responsável</text:p>
      <text:p text:style-name="Standard">R<text:span text:style-name="T1">F</text:span>004. Manter Cadastro Origem</text:p>
      <text:p text:style-name="Standard">R<text:span text:style-name="T1">F</text:span>005. Manter Cadastro Responsável</text:p>
      <text:p text:style-name="Standard">R<text:span text:style-name="T1">F</text:span>006. Abrir Processo Inventário</text:p>
      <text:p text:style-name="Standard">R<text:span text:style-name="T1">F</text:span>007. Atualizar Situação de Bens no Inventário</text:p>
      <text:p text:style-name="Standard">R<text:span text:style-name="T1">F</text:span>008. Fechar Processo Inventário</text:p>
      <text:p text:style-name="Standard">R<text:span text:style-name="T1">F</text:span>009. Emitir Relação Bens, possibilitando aplicar filtros: responsável, origem, situação atual.</text:p>
      <text:p text:style-name="Standard"/>
      <text:h text:style-name="Heading_20_2" text:outline-level="2">Requisitos Não Funcionais</text:h>
      <text:p text:style-name="Standard">RNF001. </text:p>
      <text:p text:style-name="Standard"/>
      <text:h text:style-name="Heading_20_2" text:outline-level="2">Requisitos Inversos</text:h>
      <text:p text:style-name="Text_20_body">RI001. </text:p>
      <text:p text:style-name="Standard"/>
      <text:h text:style-name="Heading_20_2" text:outline-level="2">Regras de Negócio</text:h>
      <text:p text:style-name="Standard">RN001. <text:span text:style-name="T2">Quando um Bem está sob rogo, o subrogado é também o responsável interno pelo Bem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00M59S</meta:editing-duration>
    <meta:editing-cycles>14</meta:editing-cycles>
    <meta:generator>OpenOffice.org/3.2$Linux OpenOffice.org_project/320m19$Build-9505</meta:generator>
    <dc:date>2012-12-01T12:32:54</dc:date>
    <dc:creator>mbelo </dc:creator>
    <meta:document-statistic meta:table-count="0" meta:image-count="0" meta:object-count="0" meta:page-count="1" meta:paragraph-count="18" meta:word-count="158" meta:character-count="1101"/>
    <meta:user-defined meta:name="Info 1"/>
    <meta:user-defined meta:name="Info 2"/>
    <meta:user-defined meta:name="Info 3"/>
    <meta:user-defined meta:name="Info 4"/>
  </office:meta>
</office:document-meta>
</file>